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David CLM" svg:font-family="'David CLM'"/>
    <style:font-face style:name="Nachlieli CLM" svg:font-family="'Nachlieli CLM'"/>
    <style:font-face style:name="DejaVu Serif" svg:font-family="'DejaVu Serif'" style:font-family-generic="roman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Adobe Heiti Std R" svg:font-family="'Adobe Heiti Std 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David CLM" svg:font-family="'David CLM'"/>
    <style:font-face style:name="Nachlieli CLM" svg:font-family="'Nachlieli CLM'"/>
    <style:font-face style:name="DejaVu Serif" svg:font-family="'DejaVu Serif'" style:font-family-generic="roman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Adobe Heiti Std R" svg:font-family="'Adobe Heiti Std 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Adobe Heiti Std R" style:font-size-asian="10.5pt" style:language-asian="zh" style:country-asian="CN" style:font-name-complex="F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Adobe Heiti Std R" style:font-size-asian="10.5pt" style:language-asian="zh" style:country-asian="CN" style:font-name-complex="F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Heiti Std R" style:font-family-asian="'Adobe Heiti Std R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DejaVu Serif" style:font-family-complex="'DejaVu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o Kanner</meta:initial-creator>
    <meta:creation-date>2014-05-09T19:52:11.9218014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